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paragraph-rsid="00030c8e"/>
    </style:style>
    <style:style style:name="P2" style:family="paragraph" style:parent-style-name="Standard">
      <style:text-properties style:font-name="Ubuntu" officeooo:paragraph-rsid="0008cb69"/>
    </style:style>
    <style:style style:name="P3" style:family="paragraph" style:parent-style-name="Standard">
      <style:text-properties style:font-name="Ubuntu" fo:font-weight="bold" officeooo:paragraph-rsid="0006c94a" style:font-weight-asian="bold" style:font-weight-complex="bold"/>
    </style:style>
    <style:style style:name="P4" style:family="paragraph" style:parent-style-name="Standard">
      <style:text-properties style:font-name="Ubuntu" fo:font-weight="bold" officeooo:paragraph-rsid="001617e3" style:font-weight-asian="bold" style:font-weight-complex="bold"/>
    </style:style>
    <style:style style:name="P5" style:family="paragraph" style:parent-style-name="Standard">
      <style:text-properties style:font-name="Ubuntu" fo:font-weight="bold" officeooo:paragraph-rsid="0017d682" style:font-weight-asian="bold" style:font-weight-complex="bold"/>
    </style:style>
    <style:style style:name="P6" style:family="paragraph" style:parent-style-name="Standard">
      <style:text-properties style:font-name="Ubuntu" officeooo:paragraph-rsid="000d2d7d"/>
    </style:style>
    <style:style style:name="P7" style:family="paragraph" style:parent-style-name="Standard">
      <style:text-properties style:font-name="Ubuntu" officeooo:paragraph-rsid="000f3c44"/>
    </style:style>
    <style:style style:name="P8" style:family="paragraph" style:parent-style-name="Standard">
      <style:text-properties style:font-name="Ubuntu" officeooo:paragraph-rsid="00103654"/>
    </style:style>
    <style:style style:name="P9" style:family="paragraph" style:parent-style-name="Standard">
      <style:text-properties style:font-name="Ubuntu" officeooo:paragraph-rsid="0011eca1"/>
    </style:style>
    <style:style style:name="P10" style:family="paragraph" style:parent-style-name="Standard">
      <style:text-properties style:font-name="Ubuntu" officeooo:paragraph-rsid="0015ed6d"/>
    </style:style>
    <style:style style:name="P11" style:family="paragraph" style:parent-style-name="Standard">
      <style:text-properties style:font-name="Ubuntu" fo:font-size="16pt" fo:font-weight="bold" officeooo:rsid="0009bdb9" officeooo:paragraph-rsid="0009bdb9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Ubuntu" officeooo:rsid="0008987d" officeooo:paragraph-rsid="0002dc0a"/>
    </style:style>
    <style:style style:name="P13" style:family="paragraph" style:parent-style-name="Standard">
      <style:text-properties style:font-name="Ubuntu" fo:font-weight="bold" officeooo:rsid="0006c94a" officeooo:paragraph-rsid="0006c94a" style:font-weight-asian="bold" style:font-weight-complex="bold"/>
    </style:style>
    <style:style style:name="P14" style:family="paragraph" style:parent-style-name="Standard">
      <style:text-properties style:font-name="Ubuntu" fo:font-weight="bold" officeooo:rsid="000846cd" officeooo:paragraph-rsid="000846cd" style:font-weight-asian="bold" style:font-weight-complex="bold"/>
    </style:style>
    <style:style style:name="P15" style:family="paragraph" style:parent-style-name="Standard">
      <style:text-properties style:font-name="Ubuntu" fo:font-weight="bold" officeooo:rsid="0015f6b5" officeooo:paragraph-rsid="0015f6b5" style:font-weight-asian="bold" style:font-weight-complex="bold"/>
    </style:style>
    <style:style style:name="P16" style:family="paragraph" style:parent-style-name="Standard">
      <style:text-properties style:font-name="Ubuntu" fo:font-weight="bold" officeooo:rsid="001617e3" officeooo:paragraph-rsid="001617e3" style:font-weight-asian="bold" style:font-weight-complex="bold"/>
    </style:style>
    <style:style style:name="P17" style:family="paragraph" style:parent-style-name="Standard">
      <style:text-properties style:font-name="Ubuntu" fo:font-weight="bold" officeooo:paragraph-rsid="000f3c44" style:font-weight-asian="bold" style:font-weight-complex="bold"/>
    </style:style>
    <style:style style:name="P18" style:family="paragraph" style:parent-style-name="Standard">
      <style:text-properties style:font-name="Ubuntu" officeooo:rsid="0006c94a" officeooo:paragraph-rsid="0006c94a"/>
    </style:style>
    <style:style style:name="P19" style:family="paragraph" style:parent-style-name="Standard">
      <style:text-properties style:font-name="Ubuntu" officeooo:rsid="0008cb69" officeooo:paragraph-rsid="0008cb69"/>
    </style:style>
    <style:style style:name="P20" style:family="paragraph" style:parent-style-name="Standard">
      <style:text-properties style:font-name="Ubuntu" officeooo:rsid="000846cd" officeooo:paragraph-rsid="000846cd"/>
    </style:style>
    <style:style style:name="P21" style:family="paragraph" style:parent-style-name="Standard">
      <style:text-properties style:font-name="Ubuntu" officeooo:rsid="00030c8e" officeooo:paragraph-rsid="00030c8e"/>
    </style:style>
    <style:style style:name="P22" style:family="paragraph" style:parent-style-name="Standard">
      <style:text-properties style:font-name="Ubuntu" officeooo:rsid="00030c8e" officeooo:paragraph-rsid="0009bdb9"/>
    </style:style>
    <style:style style:name="P23" style:family="paragraph" style:parent-style-name="Standard" style:list-style-name="L1">
      <style:text-properties style:font-name="Ubuntu" officeooo:rsid="00030c8e" officeooo:paragraph-rsid="0009bdb9"/>
    </style:style>
    <style:style style:name="P24" style:family="paragraph" style:parent-style-name="Standard">
      <style:text-properties style:font-name="Ubuntu" officeooo:rsid="00030c8e" officeooo:paragraph-rsid="000d2d7d"/>
    </style:style>
    <style:style style:name="P25" style:family="paragraph" style:parent-style-name="Standard">
      <style:text-properties style:font-name="Ubuntu" officeooo:rsid="00098722" officeooo:paragraph-rsid="00098722"/>
    </style:style>
    <style:style style:name="P26" style:family="paragraph" style:parent-style-name="Standard">
      <style:text-properties style:font-name="Ubuntu" officeooo:rsid="0012eebd" officeooo:paragraph-rsid="0012eebd"/>
    </style:style>
    <style:style style:name="P27" style:family="paragraph" style:parent-style-name="Standard">
      <style:text-properties style:font-name="Ubuntu" officeooo:rsid="0012eebd" officeooo:paragraph-rsid="000f3c44"/>
    </style:style>
    <style:style style:name="P28" style:family="paragraph" style:parent-style-name="Standard">
      <style:text-properties style:font-name="Ubuntu" officeooo:rsid="0002dc0a" officeooo:paragraph-rsid="000d2d7d"/>
    </style:style>
    <style:style style:name="P29" style:family="paragraph" style:parent-style-name="Standard">
      <style:text-properties style:font-name="Ubuntu" officeooo:rsid="000f3c44" officeooo:paragraph-rsid="000f3c44"/>
    </style:style>
    <style:style style:name="P30" style:family="paragraph" style:parent-style-name="Standard">
      <style:text-properties style:font-name="Ubuntu" officeooo:rsid="000f3c44" officeooo:paragraph-rsid="0011eca1"/>
    </style:style>
    <style:style style:name="P31" style:family="paragraph" style:parent-style-name="Standard">
      <style:text-properties style:font-name="Ubuntu" officeooo:rsid="0011eca1" officeooo:paragraph-rsid="0011eca1"/>
    </style:style>
    <style:style style:name="P32" style:family="paragraph" style:parent-style-name="Standard">
      <style:text-properties style:font-name="Ubuntu" officeooo:rsid="00103654" officeooo:paragraph-rsid="000f3c44"/>
    </style:style>
    <style:style style:name="P33" style:family="paragraph" style:parent-style-name="Standard">
      <style:text-properties style:font-name="Ubuntu" officeooo:rsid="00103654" officeooo:paragraph-rsid="00103654"/>
    </style:style>
    <style:style style:name="P34" style:family="paragraph" style:parent-style-name="Standard">
      <style:text-properties style:font-name="Ubuntu" officeooo:rsid="0014e75d" officeooo:paragraph-rsid="00103654"/>
    </style:style>
    <style:style style:name="P35" style:family="paragraph" style:parent-style-name="Standard">
      <style:text-properties style:font-name="Ubuntu" officeooo:rsid="00103eeb" officeooo:paragraph-rsid="000f3c44"/>
    </style:style>
    <style:style style:name="P36" style:family="paragraph" style:parent-style-name="Standard">
      <style:text-properties style:font-name="Ubuntu" officeooo:rsid="0015ed6d" officeooo:paragraph-rsid="0015ed6d"/>
    </style:style>
    <style:style style:name="P37" style:family="paragraph" style:parent-style-name="Standard">
      <style:text-properties style:font-name="Ubuntu" officeooo:rsid="0015f6b5" officeooo:paragraph-rsid="0015ed6d"/>
    </style:style>
    <style:style style:name="P38" style:family="paragraph" style:parent-style-name="Standard">
      <style:text-properties style:font-name="Ubuntu" fo:font-weight="normal" officeooo:rsid="001617e3" officeooo:paragraph-rsid="001617e3" style:font-weight-asian="normal" style:font-weight-complex="normal"/>
    </style:style>
    <style:style style:name="P39" style:family="paragraph" style:parent-style-name="Standard">
      <style:text-properties style:font-name="Ubuntu" fo:font-weight="normal" officeooo:rsid="0017d682" officeooo:paragraph-rsid="0017d682" style:font-weight-asian="normal" style:font-weight-complex="normal"/>
    </style:style>
    <style:style style:name="T1" style:family="text">
      <style:text-properties officeooo:rsid="0002dc0a"/>
    </style:style>
    <style:style style:name="T2" style:family="text">
      <style:text-properties officeooo:rsid="00030c8e"/>
    </style:style>
    <style:style style:name="T3" style:family="text">
      <style:text-properties officeooo:rsid="0004eb45"/>
    </style:style>
    <style:style style:name="T4" style:family="text">
      <style:text-properties officeooo:rsid="0006c94a"/>
    </style:style>
    <style:style style:name="T5" style:family="text">
      <style:text-properties officeooo:rsid="0008cb69"/>
    </style:style>
    <style:style style:name="T6" style:family="text">
      <style:text-properties officeooo:rsid="000f3c44"/>
    </style:style>
    <style:style style:name="T7" style:family="text">
      <style:text-properties officeooo:rsid="00103654"/>
    </style:style>
    <style:style style:name="T8" style:family="text">
      <style:text-properties officeooo:rsid="00103eeb"/>
    </style:style>
    <style:style style:name="T9" style:family="text">
      <style:text-properties officeooo:rsid="0010c674"/>
    </style:style>
    <style:style style:name="T10" style:family="text">
      <style:text-properties officeooo:rsid="0011eca1"/>
    </style:style>
    <style:style style:name="T11" style:family="text">
      <style:text-properties officeooo:rsid="00124f7c"/>
    </style:style>
    <style:style style:name="T12" style:family="text">
      <style:text-properties officeooo:rsid="0012eebd"/>
    </style:style>
    <style:style style:name="T13" style:family="text">
      <style:text-properties officeooo:rsid="0014e75d"/>
    </style:style>
    <style:style style:name="T14" style:family="text">
      <style:text-properties officeooo:rsid="00155cf4"/>
    </style:style>
    <style:style style:name="T15" style:family="text">
      <style:text-properties officeooo:rsid="0015ed6d"/>
    </style:style>
    <style:style style:name="T16" style:family="text">
      <style:text-properties officeooo:rsid="0015f6b5"/>
    </style:style>
    <style:style style:name="T17" style:family="text">
      <style:text-properties fo:font-weight="normal" officeooo:rsid="001617e3" style:font-weight-asian="normal" style:font-weight-complex="normal"/>
    </style:style>
    <style:style style:name="T18" style:family="text">
      <style:text-properties fo:font-weight="normal" officeooo:rsid="0017d682" style:font-weight-asian="normal" style:font-weight-complex="normal"/>
    </style:style>
    <style:style style:name="T19" style:family="text">
      <style:text-properties fo:font-weight="normal" officeooo:rsid="00182ba1" style:font-weight-asian="normal" style:font-weight-complex="normal"/>
    </style:style>
    <style:style style:name="T20" style:family="text">
      <style:text-properties fo:font-weight="normal" officeooo:rsid="001970dd" style:font-weight-asian="normal" style:font-weight-complex="normal"/>
    </style:style>
    <style:style style:name="T21" style:family="text">
      <style:text-properties officeooo:rsid="0017d68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design plan for quantum mechanics calculator</text:p>
      <text:p text:style-name="P12"/>
      <text:p text:style-name="P3"><text:span text:style-name="T16">qm</text:span><text:span text:style-name="T4">.py</text:span></text:p>
      <text:p text:style-name="P13"/>
      <text:p text:style-name="P18">Now should only contain QM classes, move Number, Operation and Expression to expression.py.</text:p>
      <text:p text:style-name="P18"/>
      <text:p text:style-name="P19">class QMType now inherits from MathType and is only used for for type checking</text:p>
      <text:p text:style-name="P18"/>
      <text:p text:style-name="P18"/>
      <text:p text:style-name="P14">mathematics.py</text:p>
      <text:p text:style-name="P20"/>
      <text:p text:style-name="P19">class MathType(object) – base object for all math related classes</text:p>
      <text:p text:style-name="P2"><text:span text:style-name="T5"><text:tab/></text:span><text:span text:style-name="T6">we should overload its operators cleverly to easy in symbolic math manipulation</text:span></text:p>
      <text:p text:style-name="P21"/>
      <text:p text:style-name="P25">class Operation(MathType)</text:p>
      <text:p text:style-name="P25"><text:tab/>^ * / + -</text:p>
      <text:p text:style-name="P21"/>
      <text:p text:style-name="P19">class Quantity(MathType) - “(A+3*B)”</text:p>
      <text:p text:style-name="P19"><text:tab/>contains a string of whatever is found within parentheses</text:p>
      <text:p text:style-name="P21"/>
      <text:p text:style-name="P25">class Variable(MathType)</text:p>
      <text:p text:style-name="P25"><text:tab/>used to store variables in the environment, replaced with actual value when <text:tab/>performing computations</text:p>
      <text:p text:style-name="P25"/>
      <text:p text:style-name="P1"><text:span text:style-name="T2"><text:tab/>Variables supersede operators as tokens, i.e. if an </text:span><text:span text:style-name="T3">O</text:span><text:span text:style-name="T2">perator token is found, check for <text:tab/>variable existence in environment, if exists change to </text:span><text:span text:style-name="T3">V</text:span><text:span text:style-name="T2">ariable token</text:span></text:p>
      <text:p text:style-name="P21"/>
      <text:p text:style-name="P22">class Expression(MathType):</text:p>
      <text:p text:style-name="P22"><text:tab/>left <text:tab/>= Expression()</text:p>
      <text:p text:style-name="P22"><text:tab/>right <text:tab/>= Expression()</text:p>
      <text:p text:style-name="P22"><text:tab/>op <text:tab/>= operation that was used to split</text:p>
      <text:p text:style-name="P22"/>
      <text:list xml:id="list1850330664" text:style-name="L1">
        <text:list-item>
          <text:p text:style-name="P23">left always contains an object</text:p>
        </text:list-item>
        <text:list-item>
          <text:p text:style-name="P23">if right and op are None, we are at a leaf</text:p>
        </text:list-item>
      </text:list>
      <text:p text:style-name="P22"/>
      <text:p text:style-name="P26">Should this class go into the IOengine or stay with Expression in mathematics.py???</text:p>
      <text:p text:style-name="P6"><text:span text:style-name="T1">class ExpressionTreeBuilder</text:span><text:span text:style-name="T2">(object):</text:span></text:p>
      <text:p text:style-name="P28"><text:tab/>__init__( list containing order of operations ): <text:s text:c="5"/>e.g. [ '^', <text:s/>'*', <text:s/>'/', <text:s/>'+', <text:s/>'-' ]</text:p>
      <text:p text:style-name="P28"/>
      <text:p text:style-name="P6"><text:span text:style-name="T1"><text:tab/></text:span><text:span text:style-name="T2">build( list of objects ):</text:span></text:p>
      <text:p text:style-name="P24"><text:tab/><text:tab/>Expression()</text:p>
      <text:p text:style-name="P24"><text:tab/><text:tab/>for op in orderOperationList:</text:p>
      <text:p text:style-name="P24"><text:tab/><text:tab/><text:tab/>if op in objectList:</text:p>
      <text:p text:style-name="P24"><text:tab/><text:tab/><text:tab/><text:tab/>split at first op into left and right child of Expression</text:p>
      <text:p text:style-name="P24"/>
      <text:p text:style-name="P24"/>
      <text:p text:style-name="P24"/>
      <text:p text:style-name="P17"><text:soft-page-break/>io.py</text:p>
      <text:p text:style-name="P29"/>
      <text:p text:style-name="P29">class IOEngine(object):</text:p>
      <text:p text:style-name="P7"><text:span text:style-name="T6"><text:tab/></text:span><text:span text:style-name="T9">__init__() <text:s/></text:span><text:span text:style-name="T11">for instantiation of internal classes ????</text:span></text:p>
      <text:p text:style-name="P7"><text:span text:style-name="T6"><text:tab/><text:tab/></text:span><text:span text:style-name="T8">io = iostream()<text:tab/><text:tab/>contains methods and dictionaries needed to split <text:tab/><text:tab/><text:tab/><text:tab/><text:tab/><text:tab/><text:tab/>and assemble </text:span><text:span text:style-name="T9">strings and list of string tokens</text:span></text:p>
      <text:p text:style-name="P7"><text:span text:style-name="T8"><text:tab/><text:tab/>classify = Classifier() <text:tab/>contains methods and classifier dictionaries needed <text:tab/><text:tab/><text:tab/><text:tab/><text:tab/><text:tab/>to classify </text:span><text:span text:style-name="T9">string tokens into objects</text:span></text:p>
      <text:p text:style-name="P29"/>
      <text:p text:style-name="P9"><text:span text:style-name="T6"><text:tab/></text:span><text:span text:style-name="T10">init() ????</text:span></text:p>
      <text:p text:style-name="P31"><text:tab/><text:tab/>not for instantiation of classes, but perhaps loading of all appropriate <text:tab/><text:tab/><text:tab/><text:tab/>dictionaries and order of operations lists, etc. </text:p>
      <text:p text:style-name="P30"/>
      <text:p text:style-name="P9"><text:span text:style-name="T6"><text:tab/></text:span><text:span text:style-name="T7">parse()</text:span></text:p>
      <text:p text:style-name="P32"><text:tab/><text:tab/>input:<text:tab/><text:tab/>string</text:p>
      <text:p text:style-name="P32"><text:tab/><text:tab/>output: <text:tab/>tree</text:p>
      <text:p text:style-name="P33"><text:tab/><text:tab/>how:<text:tab/><text:tab/>calls istream(), buildTree()</text:p>
      <text:p text:style-name="P33"/>
      <text:p text:style-name="P8"><text:span text:style-name="T7"><text:tab/></text:span><text:span text:style-name="T13">print()</text:span></text:p>
      <text:p text:style-name="P34"><text:tab/><text:tab/>input:<text:tab/><text:tab/>tree</text:p>
      <text:p text:style-name="P34"><text:tab/><text:tab/>output:<text:tab/>string</text:p>
      <text:p text:style-name="P8"><text:span text:style-name="T13"><text:tab/><text:tab/></text:span><text:span text:style-name="T14">how:<text:tab/><text:tab/>collapse tree by printing leaves separated by Operations</text:span></text:p>
      <text:p text:style-name="P32"/>
      <text:p text:style-name="P7"><text:span text:style-name="T7"><text:tab/></text:span><text:span text:style-name="T8">iostream.split</text:span><text:span text:style-name="T7">()</text:span></text:p>
      <text:p text:style-name="P32"><text:tab/><text:tab/>input:<text:tab/><text:tab/>string</text:p>
      <text:p text:style-name="P32"><text:tab/><text:tab/>output:<text:tab/>list of string tokens</text:p>
      <text:p text:style-name="P33"><text:tab/><text:tab/>how:<text:tab/><text:tab/>rename current parse() in iostream.py</text:p>
      <text:p text:style-name="P32"/>
      <text:p text:style-name="P7"><text:span text:style-name="T7"><text:tab/></text:span><text:span text:style-name="T8">iostream.assemble</text:span><text:span text:style-name="T7">()</text:span></text:p>
      <text:p text:style-name="P32"><text:tab/><text:tab/>input:<text:tab/><text:tab/>list of string tokens</text:p>
      <text:p text:style-name="P32"><text:tab/><text:tab/>output:<text:tab/>string</text:p>
      <text:p text:style-name="P32"><text:tab/><text:tab/>how:<text:tab/><text:tab/>rename current assemble() in iostream.py</text:p>
      <text:p text:style-name="P32"/>
      <text:p text:style-name="P32"><text:tab/>buildTree()</text:p>
      <text:p text:style-name="P32"><text:tab/><text:tab/>input:<text:tab/><text:tab/>list of string tokens</text:p>
      <text:p text:style-name="P32"><text:tab/><text:tab/>output:<text:tab/>tree</text:p>
      <text:p text:style-name="P7"><text:span text:style-name="T7"><text:tab/><text:tab/>how:<text:tab/><text:tab/></text:span><text:span text:style-name="T8">calls class</text:span><text:span text:style-name="T12">ify.toObject</text:span><text:span text:style-name="T8"> </text:span><text:span text:style-name="T12">on tokens, parse() as needed for <text:tab/><text:tab/><text:tab/><text:tab/><text:tab/><text:tab/>quantities, builds tree where nodes are Expression class using an <text:tab/><text:tab/><text:tab/><text:tab/>order of operations list to do the splitting of branches</text:span></text:p>
      <text:p text:style-name="P35"/>
      <text:p text:style-name="P7"><text:span text:style-name="T8"><text:tab/></text:span><text:span text:style-name="T12">classify.toObject()</text:span></text:p>
      <text:p text:style-name="P27"><text:tab/><text:tab/>input:<text:tab/><text:tab/>string token</text:p>
      <text:p text:style-name="P27"><text:tab/><text:tab/>ouput:<text:tab/>object</text:p>
      <text:p text:style-name="P27"/>
      <text:p text:style-name="P27"><text:tab/>classify.toToken()</text:p>
      <text:p text:style-name="P27"><text:tab/><text:tab/>input:<text:tab/><text:tab/>object</text:p>
      <text:p text:style-name="P27"><text:tab/><text:tab/>output:<text:tab/>string token</text:p>
      <text:p text:style-name="P27"/>
      <text:p text:style-name="P15"/>
      <text:p text:style-name="P15"><text:soft-page-break/>calc.py</text:p>
      <text:p text:style-name="P36"/>
      <text:p text:style-name="P36">class CalcEngine(object):</text:p>
      <text:p text:style-name="P36"><text:tab/>eval()</text:p>
      <text:p text:style-name="P36"><text:tab/><text:tab/>input:<text:tab/><text:tab/>tree</text:p>
      <text:p text:style-name="P36"><text:tab/><text:tab/>output:<text:tab/>tree</text:p>
      <text:p text:style-name="P10"><text:span text:style-name="T15"><text:tab/><text:tab/>how:<text:tab/><text:tab/></text:span><text:span text:style-name="T16">magic</text:span></text:p>
      <text:p text:style-name="P37"/>
      <text:p text:style-name="P37"/>
      <text:p text:style-name="P16">environment.py</text:p>
      <text:p text:style-name="P38"/>
      <text:p text:style-name="P38">class Environment(object):</text:p>
      <text:p text:style-name="P38"><text:tab/>data:<text:tab/><text:tab/>variables, engine instances, history</text:p>
      <text:p text:style-name="P38"/>
      <text:p text:style-name="P4"><text:span text:style-name="T17"><text:tab/>methods:<text:tab/></text:span><text:span text:style-name="T18">process, </text:span><text:span text:style-name="T17">clear, addVar, removeVar, addToHistory, getFromHistory, <text:tab/><text:tab/><text:tab/><text:tab/>loadState, saveState</text:span></text:p>
      <text:p text:style-name="P38"/>
      <text:p text:style-name="P38"><text:tab/>process()</text:p>
      <text:p text:style-name="P38"><text:tab/><text:tab/>input:<text:tab/><text:tab/>string</text:p>
      <text:p text:style-name="P38"><text:tab/><text:tab/>output:<text:tab/>string</text:p>
      <text:p text:style-name="P38"><text:tab/><text:tab/>how:<text:tab/><text:tab/>use IOEngine and CalcEngine to evaluate string</text:p>
      <text:p text:style-name="P38"/>
      <text:p text:style-name="P38"/>
      <text:p text:style-name="P5"><text:span text:style-name="T21">shell.py</text:span><text:span text:style-name="T18"> –</text:span><text:span text:style-name="T20"> currently QMcalc.py</text:span></text:p>
      <text:p text:style-name="P39"/>
      <text:p text:style-name="P39">class Shell(object):</text:p>
      <text:p text:style-name="P39"><text:tab/>data:<text:tab/><text:tab/>valid command list, environment instance</text:p>
      <text:p text:style-name="P39"/>
      <text:p text:style-name="P5"><text:span text:style-name="T18"><text:tab/>methods:<text:tab/>run, </text:span><text:span text:style-name="T19">exit</text:span></text:p>
      <text:p text:style-name="P39"/>
      <text:p text:style-name="P39"><text:tab/>run()</text:p>
      <text:p text:style-name="P39"><text:tab/><text:tab/>input:<text:tab/><text:tab/>None<text:line-break/><text:tab/><text:tab/>output:<text:tab/>None</text:p>
      <text:p text:style-name="P5"><text:span text:style-name="T18"><text:tab/><text:tab/>how:<text:tab/><text:tab/>use raw_input() to get string from user, determine if</text:span><text:span text:style-name="T17"> input string <text:tab/><text:tab/><text:tab/><text:tab/>is a special command, then call appropriate method </text:span><text:span text:style-name="T18">in <text:tab/><text:tab/><text:tab/><text:tab/><text:tab/><text:tab/>environment instance with provided arguments</text:span><text:span text:style-name="T17">, if not </text:span><text:span text:style-name="T18">send <text:tab/><text:tab/><text:tab/><text:tab/><text:tab/>string to </text:span><text:span text:style-name="T19">environment.</text:span><text:span text:style-name="T18">process</text:span><text:span text:style-name="T19">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Brown</meta:initial-creator>
    <meta:creation-date>2010-12-12T17:23:57</meta:creation-date>
    <meta:generator>OpenOffice.org/3.2$Unix OpenOffice.org_project/320m19$Build-9505</meta:generator>
    <dc:date>2010-12-12T18:40:35</dc:date>
    <dc:creator>Jeffrey Brown</dc:creator>
    <meta:editing-duration>PT01H07M51S</meta:editing-duration>
    <meta:editing-cycles>27</meta:editing-cycles>
    <meta:document-statistic meta:table-count="0" meta:image-count="0" meta:object-count="0" meta:page-count="3" meta:paragraph-count="82" meta:word-count="462" meta:character-count="3320"/>
  </office:meta>
</office:document-meta>
</file>